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style:line-height-at-least="0.503cm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line-height-at-least="0.503cm"/>
      <style:text-properties fo:font-size="14pt" fo:background-color="#ffffff" style:font-size-asian="14pt" style:font-size-complex="14pt"/>
    </style:style>
    <style:style style:name="P10" style:family="paragraph" style:parent-style-name="Standard">
      <style:text-properties fo:color="#000000" style:font-name="Consolas" fo:font-size="14pt" fo:font-weight="normal" fo:background-color="#ffffff" style:font-size-asian="14pt" style:font-size-complex="14pt"/>
    </style:style>
    <style:style style:name="P11" style:family="paragraph" style:parent-style-name="Standard">
      <style:paragraph-properties style:line-height-at-least="0.503cm"/>
      <style:text-properties fo:color="#000000" style:font-name="Consolas" fo:font-size="14pt" fo:font-weight="normal" fo:background-color="#ffffff" style:font-size-asian="14pt" style:font-size-complex="14pt"/>
    </style:style>
    <style:style style:name="P12" style:family="paragraph" style:parent-style-name="Standard">
      <style:paragraph-properties style:line-height-at-least="0.503cm" fo:text-align="start" style:justify-single-word="false"/>
      <style:text-properties fo:color="#000000" style:font-name="Consolas" fo:font-size="14pt" fo:font-weight="normal" fo:background-color="#fffff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style:line-height-at-least="0.503cm"/>
      <style:text-properties fo:color="#000000" style:font-name="Times New Roman" fo:font-size="14pt" fo:font-weight="normal" fo:background-color="#ffffff" style:font-size-asian="14pt" style:font-size-complex="14pt"/>
    </style:style>
    <style:style style:name="P14" style:family="paragraph" style:parent-style-name="Standard">
      <style:paragraph-properties style:line-height-at-least="0.503cm" fo:text-align="center" style:justify-single-word="false"/>
      <style:text-properties fo:color="#000000" style:font-name="Times New Roman" fo:font-size="18pt" fo:font-weight="bold" fo:background-color="#ffffff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4ec9b0" style:font-name="Times New Roman" fo:font-size="14pt" fo:font-weight="normal" fo:background-color="#1e1e1e" style:font-size-asian="14pt" style:font-size-complex="14pt"/>
    </style:style>
    <style:style style:name="P16" style:family="paragraph" style:parent-style-name="Standard">
      <style:text-properties fo:color="#d4d4d4" style:font-name="Times New Roman" fo:font-size="14pt" fo:font-weight="normal" fo:background-color="#1e1e1e" style:font-size-asian="14pt" style:font-size-complex="14pt"/>
    </style:style>
    <style:style style:name="P17" style:family="paragraph" style:parent-style-name="Standard">
      <style:paragraph-properties style:line-height-at-least="0.503cm"/>
      <style:text-properties fo:color="#d4d4d4" style:font-name="Consolas" fo:font-size="14pt" fo:font-weight="normal" fo:background-color="#ffffff" style:font-size-asian="14pt" style:font-size-complex="14pt"/>
    </style:style>
    <style:style style:name="P18" style:family="paragraph" style:parent-style-name="Standard">
      <style:paragraph-properties style:line-height-at-least="0.503cm"/>
      <style:text-properties fo:color="#608b4e" style:font-name="Consolas" fo:font-size="14pt" fo:font-weight="normal" fo:background-color="#ffffff" style:font-size-asian="14pt" style:font-size-complex="14pt"/>
    </style:style>
    <style:style style:name="P19" style:family="paragraph" style:parent-style-name="Standard">
      <style:paragraph-properties style:line-height-at-least="0.503cm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25" style:family="paragraph" style:parent-style-name="Standard">
      <style:paragraph-properties style:line-height-at-least="0.503cm"/>
      <style:text-properties fo:color="#d4d4d4" fo:background-color="transparent"/>
    </style:style>
    <style:style style:name="P26" style:family="paragraph" style:parent-style-name="Standard">
      <style:paragraph-properties fo:line-height="100%"/>
      <style:text-properties fo:color="#d4d4d4" fo:background-color="transparent"/>
    </style:style>
    <style:style style:name="P27" style:family="paragraph" style:parent-style-name="Standard">
      <style:paragraph-properties style:line-height-at-least="0.503cm"/>
      <style:text-properties fo:background-color="transparent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style:line-height-at-least="0.503cm"/>
      <style:text-properties fo:color="#000000" style:font-name="Consolas" fo:font-size="10.5pt" fo:font-weight="normal" fo:background-color="transparent"/>
    </style:style>
    <style:style style:name="T1" style:family="text">
      <style:text-properties fo:color="#ce9178"/>
    </style:style>
    <style:style style:name="T2" style:family="text">
      <style:text-properties fo:color="#ce9178" fo:font-weight="normal" fo:background-color="#ffffff" loext:char-shading-value="0" loext:shadow="none"/>
    </style:style>
    <style:style style:name="T3" style:family="text">
      <style:text-properties fo:color="#ce9178" style:font-name="Consolas" fo:font-size="10.5pt" fo:font-weight="normal"/>
    </style:style>
    <style:style style:name="T4" style:family="text">
      <style:text-properties fo:color="#ce9178" style:font-name="Consolas" fo:font-size="10.5pt" fo:font-weight="normal" fo:background-color="transparent" style:font-size-asian="14pt" style:font-weight-asian="normal" style:font-size-complex="14pt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style:font-name="Consolas" fo:font-weight="normal"/>
    </style:style>
    <style:style style:name="T7" style:family="text">
      <style:text-properties fo:color="#000000" style:font-name="Consolas" fo:background-color="#ffffff" loext:char-shading-value="0" loext:shadow="none"/>
    </style:style>
    <style:style style:name="T8" style:family="text">
      <style:text-properties fo:color="#000000" style:font-name="Consolas" fo:font-size="10.5pt" fo:font-weight="normal"/>
    </style:style>
    <style:style style:name="T9" style:family="text">
      <style:text-properties fo:color="#000000" fo:background-color="#ffffff" loext:char-shading-value="0" loext:shadow="none"/>
    </style:style>
    <style:style style:name="T10" style:family="text">
      <style:text-properties fo:color="#000000" fo:font-style="normal" fo:background-color="#ffffff" style:font-style-asian="normal" style:font-style-complex="normal" loext:char-shading-value="0" loext:shadow="none"/>
    </style:style>
    <style:style style:name="T11" style:family="text">
      <style:text-properties fo:color="#000000" fo:font-weight="normal" fo:background-color="#ffffff" loext:char-shading-value="0" loext:shadow="none"/>
    </style:style>
    <style:style style:name="T12" style:family="text">
      <style:text-properties fo:color="#6666ff"/>
    </style:style>
    <style:style style:name="T13" style:family="text">
      <style:text-properties fo:color="#6666ff" style:font-name="Consolas" fo:background-color="#ffffff" loext:char-shading-value="0" loext:shadow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4ec9b0"/>
    </style:style>
    <style:style style:name="T16" style:family="text">
      <style:text-properties fo:color="#9cdcfe"/>
    </style:style>
    <style:style style:name="T17" style:family="text">
      <style:text-properties fo:color="#9cdcfe" style:font-name="Consolas" fo:font-size="10.5pt" fo:font-weight="normal"/>
    </style:style>
    <style:style style:name="T18" style:family="text">
      <style:text-properties fo:color="#9cdcfe" style:font-name="Consolas" fo:font-size="10.5pt" fo:font-weight="normal" fo:background-color="transparent" style:font-size-asian="14pt" style:font-weight-asian="normal" style:font-size-complex="14pt" style:font-weight-complex="normal"/>
    </style:style>
    <style:style style:name="T19" style:family="text">
      <style:text-properties fo:color="#569cd6"/>
    </style:style>
    <style:style style:name="T20" style:family="text">
      <style:text-properties fo:color="#569cd6" style:font-name="Consolas" fo:font-size="10.5pt" fo:font-weight="normal"/>
    </style:style>
    <style:style style:name="T21" style:family="text">
      <style:text-properties fo:color="#569cd6" style:font-name="Consolas" fo:font-size="10.5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fo:color="#d4d4d4" style:font-name="Consolas" fo:font-weight="normal"/>
    </style:style>
    <style:style style:name="T23" style:family="text">
      <style:text-properties fo:color="#d4d4d4" style:font-name="Consolas" fo:font-size="10.5pt" fo:font-weight="normal" fo:background-color="transparent" style:font-size-asian="14pt" style:font-weight-asian="normal" style:font-size-complex="14pt" style:font-weight-complex="normal"/>
    </style:style>
    <style:style style:name="T24" style:family="text">
      <style:text-properties fo:color="#0066cc"/>
    </style:style>
    <style:style style:name="T25" style:family="text">
      <style:text-properties fo:color="#ff6600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dcdcaa"/>
    </style:style>
    <style:style style:name="T28" style:family="text">
      <style:text-properties fo:color="#dcdcaa" style:font-name="Consolas" fo:font-size="10.5pt" fo:font-weight="normal"/>
    </style:style>
    <style:style style:name="T29" style:family="text">
      <style:text-properties fo:color="#aecf00"/>
    </style:style>
    <style:style style:name="T30" style:family="text">
      <style:text-properties fo:color="#669966" style:font-name="Consolas" fo:font-size="10.5pt" fo:font-weight="normal"/>
    </style:style>
    <style:style style:name="T31" style:family="text">
      <style:text-properties fo:color="#9999ff"/>
    </style:style>
    <style:style style:name="T32" style:family="text">
      <style:text-properties fo:color="#808080"/>
    </style:style>
    <style:style style:name="T33" style:family="text">
      <style:text-properties fo:color="#808080" style:font-name="Consolas" fo:font-size="10.5pt" fo:font-weight="normal"/>
    </style:style>
    <style:style style:name="T34" style:family="text">
      <style:text-properties fo:color="#808080" style:font-name="Consolas" fo:font-size="10.5pt" fo:font-weight="normal" fo:background-color="transparent" style:font-size-asian="14pt" style:font-weight-asian="normal" style:font-size-complex="14pt" style:font-weight-complex="normal"/>
    </style:style>
    <style:style style:name="T35" style:family="text">
      <style:text-properties fo:color="#808080" style:font-name="Consolas" fo:font-size="10.5pt" fo:font-weight="normal" fo:background-color="#1e1e1e"/>
    </style:style>
    <style:style style:name="T36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nanza Scuola Lavoro </text:p>
      <text:p text:style-name="P1">alunni Cristian Borelli e Marco Galeotti</text:p>
      <text:p text:style-name="P1"/>
      <text:p text:style-name="P1"/>
      <text:p text:style-name="P1"/>
      <text:p text:style-name="P1"/>
      <text:p text:style-name="P1">Come usare funzioni JavaScript in una app Vue.js</text:p>
      <text:p text:style-name="P2"/>
      <text:p text:style-name="P2"/>
      <text:p text:style-name="P8">Se non si usa la CLI</text:p>
      <text:p text:style-name="P5"/>
      <text:p text:style-name="P6">Tutto ciò che occorre fare è importare nell'header della pagina html il file .js da utilizzare, tramite la seguente istruzione:</text:p>
      <text:p text:style-name="P6"/>
      <text:p text:style-name="P20">&lt;script src = <text:span text:style-name="T2">"pathDelFileJs"</text:span><text:span text:style-name="T11">&gt;&lt;/script&gt;</text:span></text:p>
      <text:p text:style-name="P10"/>
      <text:p text:style-name="P6">A questo punto si avranno a disposizione tutte le funzioni contenute nel file js. </text:p>
      <text:p text:style-name="P3">Le funzioni JavaScript esterne potranno essere richiamate all'occorrenza <text:span text:style-name="T14">in modo diretto. </text:span></text:p>
      <text:p text:style-name="P22"/>
      <text:p text:style-name="P22">Esempio:</text:p>
      <text:p text:style-name="P22"><text:s/></text:p>
      <text:p text:style-name="P22">File FunzioniJS.js:</text:p>
      <text:p text:style-name="P22"/>
      <text:p text:style-name="P23"><text:span text:style-name="T19">function</text:span> <text:span text:style-name="T29">stampaAlertInJs</text:span><text:span text:style-name="T5">(){</text:span></text:p>
      <text:p text:style-name="P24"><text:span text:style-name="T29">alert</text:span><text:span text:style-name="T5">(</text:span><text:span text:style-name="T1">"Sono dentro una funzione javascript"</text:span><text:span text:style-name="T5">);</text:span></text:p>
      <text:p text:style-name="P29">}</text:p>
      <text:p text:style-name="P22"/>
      <text:p text:style-name="P22"/>
      <text:p text:style-name="P22">file App.js (applicazione Vue):</text:p>
      <text:p text:style-name="P22"/>
      <text:p text:style-name="P22">[...]</text:p>
      <text:p text:style-name="P23"><text:span text:style-name="T31">methods:</text:span> <text:span text:style-name="T5">{</text:span></text:p>
      <text:p text:style-name="P27"><text:span text:style-name="T28"><text:tab/></text:span><text:span text:style-name="T30">stampaAlertInVue</text:span><text:span text:style-name="T8">(){</text:span></text:p>
      <text:p text:style-name="P24"><text:span text:style-name="T27"><text:tab/><text:tab/></text:span><text:span text:style-name="T29">stampaAlertInJs</text:span><text:span text:style-name="T5">();</text:span></text:p>
      <text:p text:style-name="P24"><text:tab/><text:span text:style-name="T5">}</text:span></text:p>
      <text:p text:style-name="P29">}</text:p>
      <text:p text:style-name="P24"/>
      <text:p text:style-name="P3"/>
      <text:p text:style-name="P3">Però una direttiva html di Vue non può richiamare una funzione js che non sia inclusa in un app vue.</text:p>
      <text:p text:style-name="P3"/>
      <text:p text:style-name="P3">Esempio (in riferimento alle funzioni dell'esempio precedente):</text:p>
      <text:p text:style-name="P3"/>
      <text:p text:style-name="P22"><text:soft-page-break/></text:p>
      <text:p text:style-name="P23"><text:span text:style-name="T32"/></text:p>
      <text:p text:style-name="P23"><text:span text:style-name="T32"/></text:p>
      <text:p text:style-name="P28"><text:span text:style-name="T34">&lt;</text:span><text:span text:style-name="T21">div</text:span><text:span text:style-name="T23"> </text:span><text:span text:style-name="T18">id</text:span><text:span text:style-name="T23"> = </text:span><text:span text:style-name="T4">'app'</text:span><text:span text:style-name="T34">&gt; <text:s text:c="2"/></text:span>&lt;!--Procedimento errato--&gt;</text:p>
      <text:p text:style-name="P23"><text:span text:style-name="T32"/></text:p>
      <text:p text:style-name="P26"><text:span text:style-name="T33"><text:tab/>&lt;</text:span><text:span text:style-name="T20">button</text:span><text:span text:style-name="T36"> @</text:span><text:span text:style-name="T17">click</text:span><text:span text:style-name="T36"> = </text:span><text:span text:style-name="T3">"stampaAlertInJs()"</text:span><text:span text:style-name="T33">&gt;</text:span><text:span text:style-name="T36">CLICCAMI</text:span><text:span text:style-name="T33">&lt;/</text:span><text:span text:style-name="T20">button</text:span><text:span text:style-name="T33">&gt;</text:span></text:p>
      <text:p text:style-name="P25"><text:span text:style-name="T33">&lt;/</text:span><text:span text:style-name="T20">div</text:span><text:span text:style-name="T33">&gt;</text:span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8"><text:span text:style-name="T34">&lt;</text:span><text:span text:style-name="T21">div</text:span><text:span text:style-name="T23"> </text:span><text:span text:style-name="T18">id</text:span><text:span text:style-name="T23"> = </text:span><text:span text:style-name="T4">'app'</text:span><text:span text:style-name="T34">&gt; <text:s/></text:span>&lt;!--Procedimento corretto--&gt;</text:p>
      <text:p text:style-name="P23"><text:span text:style-name="T32"/></text:p>
      <text:p text:style-name="P25"><text:span text:style-name="T33"><text:tab/>&lt;</text:span><text:span text:style-name="T20">button</text:span><text:span text:style-name="T36"> @</text:span><text:span text:style-name="T17">click</text:span><text:span text:style-name="T36"> = </text:span><text:span text:style-name="T3">"stampaAlertInVue()"</text:span><text:span text:style-name="T33">&gt;</text:span><text:span text:style-name="T36">CLICCAMI</text:span><text:span text:style-name="T33">&lt;/</text:span><text:span text:style-name="T20">button</text:span><text:span text:style-name="T33">&gt;</text:span></text:p>
      <text:p text:style-name="P25"><text:span text:style-name="T33">&lt;/</text:span><text:span text:style-name="T20">div</text:span><text:span text:style-name="T33">&gt;</text:span></text:p>
      <text:p text:style-name="P3"><text:span text:style-name="T32"/></text:p>
      <text:p text:style-name="P3"/>
      <text:p text:style-name="P3"/>
      <text:p text:style-name="P3"/>
      <text:p text:style-name="P3"/>
      <text:p text:style-name="P7">Se si usa la CLI:</text:p>
      <text:p text:style-name="P6"/>
      <text:p text:style-name="P6">Nel <text:span text:style-name="T14">file JavaScript</text:span> è necessario rispettare questa sintassi:</text:p>
      <text:p text:style-name="P15"/>
      <text:p text:style-name="P16"/>
      <text:p text:style-name="P17"><text:span text:style-name="T15">module</text:span><text:span text:style-name="T5">.</text:span><text:span text:style-name="T15">exports</text:span> <text:span text:style-name="T5">= {</text:span></text:p>
      <text:p text:style-name="P17"><text:span text:style-name="T16"><text:tab/></text:span><text:span text:style-name="T12">miaFunzioneJs:</text:span> <text:span text:style-name="T19">function</text:span><text:span text:style-name="T5">() {</text:span></text:p>
      <text:p text:style-name="P18"><text:tab/><text:tab/>//codice</text:p>
      <text:p text:style-name="P9"><text:span text:style-name="T22"><text:tab/></text:span><text:span text:style-name="T6">},</text:span></text:p>
      <text:p text:style-name="P17"><text:span text:style-name="T16"><text:tab/></text:span><text:span text:style-name="T12">altraMiaFunzioneJs:</text:span> <text:span text:style-name="T19">function</text:span><text:span text:style-name="T5">() {</text:span></text:p>
      <text:p text:style-name="P18"><text:tab/><text:tab/>//altro codice</text:p>
      <text:p text:style-name="P17"><text:tab/><text:span text:style-name="T5">}</text:span></text:p>
      <text:p text:style-name="P11">}</text:p>
      <text:p text:style-name="P9"/>
      <text:p text:style-name="P9"/>
      <text:p text:style-name="P13">Mentre nel file Vue bisogna importare il file .js nel tag &lt;script&gt; in questo modo:</text:p>
      <text:p text:style-name="P9"/>
      <text:p text:style-name="P17"><text:span text:style-name="T24">var</text:span> <text:span text:style-name="T12">myJsFile</text:span> = <text:span text:style-name="T25">require</text:span><text:span text:style-name="T5">(</text:span><text:span text:style-name="T1">"./pathDelFileJs"</text:span><text:span text:style-name="T5">);</text:span></text:p>
      <text:p text:style-name="P9"/>
      <text:p text:style-name="P13"/>
      <text:p text:style-name="P13">A questo punto, attraverso la variabile "myJsFile", potrò accedere a qualsiasi metodo del file .js nell'app Vue come mostrato nell'esempio:</text:p>
      <text:p text:style-name="P9"/>
      <text:p text:style-name="P17"><text:span text:style-name="T12">myJsFile</text:span><text:span text:style-name="T5">.</text:span><text:span text:style-name="T25">miaFunzioneJs</text:span><text:span text:style-name="T5">();</text:span></text:p>
      <text:p text:style-name="P9"/>
      <text:p text:style-name="P13">è possibile anche assegnare un singolo metodo del file JavaScript ad una variabile <text:soft-page-break/>nell'app Vue:</text:p>
      <text:p text:style-name="P9"/>
      <text:p text:style-name="P17"><text:span text:style-name="T24">var</text:span> <text:span text:style-name="T12">mioMetodoInVue</text:span> <text:span text:style-name="T5">=</text:span> <text:span text:style-name="T12">myJsFile.altraMiaFunzioneJs</text:span><text:span text:style-name="T5">;</text:span></text:p>
      <text:p text:style-name="P9"/>
      <text:p text:style-name="P13">così da poter richiamare quella funzione semplicemente cosi:</text:p>
      <text:p text:style-name="P9"/>
      <text:p text:style-name="P4"><text:span text:style-name="T13">mioMetodoInVue</text:span><text:span text:style-name="T7">();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Modalità produzione Vue.js con CLI</text:p>
      <text:p text:style-name="P14"/>
      <text:p text:style-name="P14"/>
      <text:p text:style-name="P6">Per mandare in produzione un app Vue realizzata con la CLI sarà sufficiente eseguire questi passaggi:</text:p>
      <text:p text:style-name="P6"/>
      <text:p text:style-name="P6">- Aprire il terminale nella cartella del progetto</text:p>
      <text:p text:style-name="P6">- Eseguire il comando "<text:span text:style-name="T14">npm run build</text:span>"</text:p>
      <text:p text:style-name="P6"/>
      <text:p text:style-name="P6">Verrà così creata una nuova cartella "<text:span text:style-name="T14">dist</text:span>" nel progetto.</text:p>
      <text:p text:style-name="P6">Al suo interno ci sarà un file "<text:span text:style-name="T14">index.html</text:span>" che, se aperto sul browser, farà partire la nostra app.</text:p>
      <text:p text:style-name="P6">All'interno di "<text:span text:style-name="T14">dist</text:span>" sarà contenuta anche una sottocartella "<text:span text:style-name="T14">static</text:span>" contenente i vari file <text:span text:style-name="T26">css</text:span>, <text:span text:style-name="T26">js</text:span>, <text:span text:style-name="T26">etc</text:span> (sia quelli implementati dallo sviluppatore che quelli di default) che sono necessari per il funzionamento dell'app.</text:p>
      <text:p text:style-name="P19"><text:span text:style-name="T9">Tutti i file saranno </text:span><text:span text:style-name="T10">nidificati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1M59S</meta:editing-duration>
    <meta:editing-cycles>10</meta:editing-cycles>
    <meta:generator>OpenOffice/4.1.3$Win32 OpenOffice.org_project/413m1$Build-9783</meta:generator>
    <dc:date>2017-11-21T15:49:51.97</dc:date>
    <dc:creator>Marco Galeotti</dc:creator>
    <meta:document-statistic meta:table-count="0" meta:image-count="0" meta:object-count="0" meta:page-count="3" meta:paragraph-count="55" meta:word-count="343" meta:character-count="2367"/>
    <meta:user-defined meta:name="Info 1"/>
    <meta:user-defined meta:name="Info 2"/>
    <meta:user-defined meta:name="Info 3"/>
    <meta:user-defined meta:name="Info 4"/>
  </office:meta>
</office:document-meta>
</file>